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0e8e" officeooo:paragraph-rsid="00110e8e" style:font-weight-asian="bold" style:font-weight-complex="bold"/>
    </style:style>
    <style:style style:name="P2" style:family="paragraph" style:parent-style-name="Standard">
      <style:paragraph-properties fo:text-align="start" style:justify-single-word="false"/>
      <style:text-properties fo:font-weight="bold" officeooo:rsid="00110e8e" officeooo:paragraph-rsid="00110e8e" style:font-weight-asian="bold" style:font-weight-complex="bold"/>
    </style:style>
    <style:style style:name="P3" style:family="paragraph" style:parent-style-name="Standard">
      <style:paragraph-properties fo:text-align="center" style:justify-single-word="false"/>
      <style:text-properties fo:font-weight="bold" officeooo:rsid="0015c94b" officeooo:paragraph-rsid="0015c94b" style:font-weight-asian="bold" style:font-weight-complex="bold"/>
    </style:style>
    <style:style style:name="P4" style:family="paragraph" style:parent-style-name="Standard">
      <style:paragraph-properties fo:text-align="start" style:justify-single-word="false"/>
      <style:text-properties fo:font-weight="normal" officeooo:rsid="00110e8e" officeooo:paragraph-rsid="00110e8e" style:font-weight-asian="normal" style:font-weight-complex="normal"/>
    </style:style>
    <style:style style:name="T1" style:family="text">
      <style:text-properties officeooo:rsid="0012d457"/>
    </style:style>
    <style:style style:name="T2" style:family="text">
      <style:text-properties officeooo:rsid="00131665"/>
    </style:style>
    <style:style style:name="T3" style:family="text">
      <style:text-properties officeooo:rsid="00140c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DE DW1</text:p>
      <text:p text:style-name="P1">kauan schulhan.m32</text:p>
      <text:p text:style-name="P3">RA: a2667312</text:p>
      <text:p text:style-name="P2"/>
      <text:p text:style-name="P2"/>
      <text:p text:style-name="P4"/>
      <text:p text:style-name="P4"><text:tab/><text:span text:style-name="T1">Meu projeto tem como tema principal “TÊNIS”, começamos a desenvolver desde o primeiro bimestre, e desde que eu comecei a fazer esse projeto <text:s/>eu recebi muito conhecimento, eu aprendi novos comandos, aprendi como funciona melhor esse mundo de programação, aprendi a lidar melhor com IAS, aprendi que é sempre bom seguir uma estrutura especifica para cada projeto, aprendi que é necessário ter organização, ainda mais quando se lida com projetos maiores, achei muito interessante esse mundo da programação, Bom tive muita dificuldade no começo do projeto, mas por conta de não ter um bom domínio sobre banco de dados, demorou bastante para entender o conceito primeiro o que é o mais importante, depois que entendi o que eu tinha que fazer eu já tinha uma base de como fazer, pois est</text:span><text:span text:style-name="T2">a</text:span><text:span text:style-name="T1">mos tr</text:span><text:span text:style-name="T2">abalhando</text:span><text:span text:style-name="T1"> nisso faz muito tempo, então depois que eu peguei a ideia </text:span><text:span text:style-name="T2">do que tinha que fazer eu consegui fazer o projeto bem tranquilo, tenho certeza que a parte mais difícil para mim foi na parte de login, fiquei umas 5 semanas fazendo ele, mas graças a deus funcionou, eu esperava terminar o projeto da maneira que eu queria e fazer tudo o que o senhor pediu, porem tive alguns imprevistos no meio desse caminho e tive que tomar decisões difícies, mas consegui encerrar o ano sem nenhuma dp, com essas escolhas eu aprendi muito e vou levar para minha vida as coisas que apendi. Tudo o que eu consegui fazer do projeto eu fiz da maneira que eu queria, e é como o senhor já falou, o projeto nunca acaba, eu sempre que possível vou mexer nele, mesmo que não vai valer nota, mas vale como aprendi</text:span><text:span text:style-name="T3">z</text:span><text:span text:style-name="T2">agem sou muito grato por ter tido essa di</text:span><text:span text:style-name="T3">s</text:span><text:span text:style-name="T2">c</text:span><text:span text:style-name="T3">i</text:span><text:span text:style-name="T2">plina com o senhor, você é um ótimo professor, você sabe lidar com cada aluno e entender a situação de cada um. </text:span><text:span text:style-name="T3">Eu realmente aprendi muita coisa, não só de programação, mas coisas que eu vou levar para a vida. Minha experiência com IA foi bem variável, uma hora dava muito certo, outra hora dava muito errado, mas eu aprendi como realmente lidar com ela, aprendi que existem métodos e maneiras diferentes de fazer com que ela te ajude corretamente. Para mim não tem uma parte mais fácil ou importante especifica, o projeto inteiro foi importante, cada parte com sua dificuldade e sua facilidade dependendo do que se tratava. Eu com toda certeza prefiro frontend, e mais compreensível, e melhor de se lidar, e eu gosto bastante. Mas com toda certeza entendo a necessidade do banckend, ambos tem que andar em conjunto, banckend exige um raciocínio mais lógico e tem um comportamento completamente diferente do frontend. <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6T09:10:54.996035340</meta:creation-date>
    <dc:date>2025-12-16T09:59:23.178390259</dc:date>
    <meta:editing-duration>PT1M16S</meta:editing-duration>
    <meta:editing-cycles>1</meta:editing-cycles>
    <meta:document-statistic meta:table-count="0" meta:image-count="0" meta:object-count="0" meta:page-count="1" meta:paragraph-count="4" meta:word-count="449" meta:character-count="2591" meta:non-whitespace-character-count="2142"/>
    <meta:generator>LibreOffice/7.3.7.2$Linux_X86_64 LibreOffice_project/30$Build-2</meta:generator>
  </office:meta>
</office:document-meta>
</file>